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5cm" svg:height="0.618cm" svg:x="11.5cm" svg:y="3.2cm">
          <text:p text:style-name="P1">Jun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8.5cm" svg:height="2.782cm" svg:x="11.5cm" svg:y="3.818cm">
          <text:p text:style-name="P1">- junctionId ( serial )</text:p>
          <text:p text:style-name="P1">- junctionType ( string 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5cm" svg:height="0.8cm" svg:x="6.8cm" svg:y="10.9cm">
          <text:p text:style-name="P1">Statistic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5cm" svg:height="4.3cm" svg:x="6.8cm" svg:y="11.7cm">
          <text:p text:style-name="P1">- statisticId ( serial )</text:p>
          <text:p text:style-name="P1">- junctionId ( int )</text:p>
          <text:p text:style-name="P1">- experimentId ( int )</text:p>
          <text:p text:style-name="P1">- statisticTime ( int )</text:p>
          <text:p text:style-name="P1">- vehicleCount ( int )</text:p>
          <text:p text:style-name="P1">- vehicleWaitingTime ( int 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5cm" svg:height="0.855cm" svg:x="6.8cm" svg:y="19.4cm">
          <text:p text:style-name="P1">Subcyc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3.845cm" svg:x="6.8cm" svg:y="20.255cm">
          <text:p text:style-name="P1">- subcycleId ( serial )</text:p>
          <text:p text:style-name="P1">- statisticId ( int )</text:p>
          <text:p text:style-name="P1">- subcycleType ( int )</text:p>
          <text:p text:style-name="P1">- vehicleCount ( int )</text:p>
          <text:p text:style-name="P1">- vehicleWaitingTime ( int 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05cm" svg:y1="16cm" svg:x2="11.05cm" svg:y2="19.4cm" draw:start-shape="id1" draw:end-shape="id2" svg:d="m11050 16000v3400">
          <text:p/>
        </draw:connector>
        <draw:custom-shape draw:style-name="gr1" draw:text-style-name="P1" draw:layer="layout" svg:width="3cm" svg:height="1.5cm" svg:x="8cm" svg:y="9.4cm">
          <text:p text:style-name="P1">0...m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2.7cm" svg:y="6.6cm">
          <text:p text:style-name="P1">Exactly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8cm" svg:y="16cm">
          <text:p text:style-name="P1">Exactly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8cm" svg:y="17.9cm">
          <text:p text:style-name="P1">0...m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0.618cm" svg:x="1cm" svg:y="3.2cm">
          <text:p text:style-name="P1">Experi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5cm" svg:height="2.782cm" svg:x="1cm" svg:y="3.818cm">
          <text:p text:style-name="P1">- experimentId ( serial )</text:p>
          <text:p text:style-name="P1">- experimentDate ( string 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2.2cm" svg:y="6.6cm">
          <text:p text:style-name="P1">Exactly 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25cm" svg:y1="6.6cm" svg:x2="11.05cm" svg:y2="10.9cm" draw:start-shape="id3" draw:end-shape="id4" svg:d="m5250 6600v2150h5800v2150">
          <text:p/>
        </draw:connector>
        <draw:connector draw:style-name="gr2" draw:text-style-name="P1" draw:layer="layout" svg:x1="11.05cm" svg:y1="10.9cm" svg:x2="15.75cm" svg:y2="6.6cm" draw:start-shape="id4" draw:end-shape="id5" svg:d="m11050 10900v-2150h4700v-2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in Haber</meta:initial-creator>
    <meta:creation-date>2012-05-12T14:35:28</meta:creation-date>
    <dc:date>2012-05-13T12:37:32</dc:date>
    <dc:creator>Marcin Haber</dc:creator>
    <meta:editing-duration>PT5H38M22S</meta:editing-duration>
    <meta:editing-cycles>5</meta:editing-cycles>
    <meta:generator>LibreOffice/3.3$Unix LibreOffice_project/330m19$Build-401</meta:generator>
    <meta:document-statistic meta:object-count="16"/>
  </office:meta>
</office:document-meta>
</file>